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12.99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9pt"/>
    </style:style>
    <style:style style:name="co8" style:family="table-column">
      <style:table-column-properties fo:break-before="auto" style:column-width="392.2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1" fo:font-size="10pt" style:font-name-asian="Cabin1" style:font-size-asian="10pt" style:font-name-complex="Cabin1" style:font-size-complex="10pt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1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 office:value-type="string" calcext:value-type="string">
            <text:p>CRS2512-JW-4R7ELF</text:p>
          </table:table-cell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RES – 3920 – 200u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9" calcext:value-type="float">
            <text:p>9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SN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/>
          <table:table-cell table:style-name="ce6" office:value-type="string" calcext:value-type="string">
            <text:p>RES – 0805 – 383K</text:p>
          </table:table-cell>
          <table:table-cell table:style-name="ce5"/>
          <table:table-cell table:style-name="ce5" office:value-type="string" calcext:value-type="string">
            <text:p>Rsense DC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6" office:value-type="string" calcext:value-type="string">
            <text:p>ZHR-2P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7" office:value-type="string" calcext:value-type="string">
            <text:p>ZHR-5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6" office:value-type="string" calcext:value-type="string">
            <text:p>ZHR-6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6" office:value-type="string" calcext:value-type="string">
            <text:p>ZHR-8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6" office:value-type="string" calcext:value-type="string">
            <text:p>ZHR-10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6" office:value-type="string" calcext:value-type="string">
            <text:p>ZHR-12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6" office:value-type="string" calcext:value-type="string">
            <text:p>ZH-Crimp pin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200" calcext:value-type="float">
            <text:p>20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number-columns-repeated="1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number-columns-repeated="1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number-columns-repeated="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10"/>
        </table:table-row>
        <table:table-row table:style-name="ro2" table:number-rows-repeated="104851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09:11:20.687867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10-13T09:14:50.675145915</dc:date>
    <meta:editing-duration>PT4H17M22S</meta:editing-duration>
    <meta:editing-cycles>19</meta:editing-cycles>
    <meta:generator>LibreOffice/5.1.6.2$Linux_X86_64 LibreOffice_project/10m0$Build-2</meta:generator>
    <meta:document-statistic meta:table-count="1" meta:cell-count="343" meta:object-count="0"/>
  </office:meta>
</office:document-meta>
</file>